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25pt" style:font-size-asian="25pt" style:font-size-complex="25pt" fo:language="en" fo:country="US"/>
    </style:style>
    <style:style style:name="P2" style:parent-style-name="Standard" style:family="paragraph">
      <style:text-properties fo:font-size="21pt" style:font-size-asian="21pt" style:font-size-complex="21pt"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list-style-name="LFO1" style:family="paragraph">
      <style:text-properties fo:font-weight="bold" style:font-weight-asian="bold" style:font-weight-complex="bold" fo:language="en" fo:country="US"/>
    </style:style>
    <style:style style:name="P7" style:parent-style-name="Standard" style:list-style-name="LFO1" style:family="paragraph">
      <style:text-properties fo:language="en" fo:country="US"/>
    </style:style>
    <style:style style:name="P8" style:parent-style-name="Standard" style:list-style-name="LFO1" style:family="paragraph">
      <style:text-properties fo:language="en" fo:country="US"/>
    </style:style>
    <style:style style:name="P9" style:parent-style-name="Standard" style:list-style-name="LFO1" style:family="paragraph">
      <style:text-properties fo:font-weight="bold" style:font-weight-asian="bold" style:font-weight-complex="bold" fo:language="en" fo:country="US"/>
    </style:style>
    <style:style style:name="P10" style:parent-style-name="Standard" style:list-style-name="LFO1" style:family="paragraph">
      <style:text-properties fo:language="en" fo:country="US"/>
    </style:style>
    <style:style style:name="P11" style:parent-style-name="Standard" style:list-style-name="LFO1" style:family="paragraph">
      <style:text-properties fo:language="en" fo:country="US"/>
    </style:style>
    <style:style style:name="P12" style:parent-style-name="Standard" style:list-style-name="LFO1" style:family="paragraph">
      <style:text-properties fo:language="en" fo:country="US"/>
    </style:style>
    <style:style style:name="P13" style:parent-style-name="Standard" style:list-style-name="LFO1" style:family="paragraph">
      <style:text-properties fo:language="en" fo:country="US"/>
    </style:style>
    <style:style style:name="P14" style:parent-style-name="Standard" style:list-style-name="LFO1" style:family="paragraph">
      <style:text-properties fo:language="en" fo:country="US"/>
    </style:style>
    <style:style style:name="P15" style:parent-style-name="Standard" style:list-style-name="LFO1" style:family="paragraph">
      <style:text-properties fo:language="en" fo:country="US"/>
    </style:style>
    <style:style style:name="P16" style:parent-style-name="Standard" style:list-style-name="LFO1" style:family="paragraph">
      <style:text-properties fo:font-weight="bold" style:font-weight-asian="bold" style:font-weight-complex="bold" fo:language="en" fo:country="US"/>
    </style:style>
    <style:style style:name="P17" style:parent-style-name="Standard" style:list-style-name="LFO1" style:family="paragraph">
      <style:text-properties fo:font-weight="bold" style:font-weight-asian="bold" style:font-weight-complex="bold" fo:language="en" fo:country="US"/>
    </style:style>
    <style:style style:name="P18" style:parent-style-name="Standard" style:list-style-name="LFO1" style:family="paragraph">
      <style:text-properties fo:font-weight="bold" style:font-weight-asian="bold" style:font-weight-complex="bold" fo:language="en" fo:country="US"/>
    </style:style>
    <style:style style:name="P19" style:parent-style-name="Standard" style:family="paragraph">
      <style:text-properties fo:font-weight="bold" style:font-weight-asian="bold" style:font-weight-complex="bold" fo:language="en" fo:country="US"/>
    </style:style>
    <style:style style:name="P20" style:parent-style-name="Standard" style:family="paragraph">
      <style:text-properties fo:font-weight="bold" style:font-weight-asian="bold" style:font-weight-complex="bold"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color="#5B277D"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T46" style:parent-style-name="Standardnípísmoodstavce" style:family="text">
      <style:text-properties fo:font-size="25pt" style:font-size-asian="25pt" style:font-size-complex="25pt" style:language-asian="cs" style:country-asian="CZ" style:language-complex="ar" style:country-complex="SA"/>
    </style:style>
    <style:style style:name="T47" style:parent-style-name="Standardnípísmoodstavce" style:family="text">
      <style:text-properties fo:font-size="25pt" style:font-size-asian="25pt" style:font-size-complex="25pt"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color="#55215B"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WbMaster</text:p>
      <text:p text:style-name="P2"/>
      <text:p text:style-name="P3">This is type of synchronous master, which means that from pc is send only one command, until is received answer from communication.</text:p>
      <text:p text:style-name="P4"/>
      <text:p text:style-name="P5">All components are:</text:p>
      <text:list text:style-name="LFO1" text:continue-numbering="true">
        <text:list-item>
          <text:p text:style-name="P6">UartRx<text:tab/></text:p>
          <text:list text:continue-numbering="true">
            <text:list-item>
              <text:p text:style-name="P7">out_data[7:0]<text:s/>– Receiving 8 bits in the sequence from input,. And when whole word is completed, send result about 7 bits long to the output.</text:p>
            </text:list-item>
            <text:list-item>
              <text:p text:style-name="P8">Rx_done – when transfer is completed, together with that is set signal which indicate transfer complete. This signal is active just for one period.</text:p>
            </text:list-item>
          </text:list>
        </text:list-item>
        <text:list-item>
          <text:p text:style-name="P9">Uart2wb</text:p>
          <text:list text:continue-numbering="true">
            <text:list-item>
              <text:p text:style-name="P10">UART_in_data[7:0] – word from UartRx</text:p>
            </text:list-item>
            <text:list-item>
              <text:p text:style-name="P11">UART_rx_done – input signal, indicate new data in the word <text:s/>UART_in_data. Active for one period.</text:p>
            </text:list-item>
            <text:list-item>
              <text:p text:style-name="P12">WB_ctr_w[33:0]</text:p>
              <text:list text:continue-numbering="true">
                <text:list-item>
                  <text:p text:style-name="P13">control word from WbMaster. Higher two bits on index[33:32], are determined for distinction between commands: W-write, R-read, A-address.</text:p>
                </text:list-item>
                <text:list-item>
                  <text:p text:style-name="P14">Rest of bits [31:0] are data bits.</text:p>
                </text:list-item>
              </text:list>
            </text:list-item>
            <text:list-item>
              <text:p text:style-name="P15">WB_o_cyc – when is from UartRx received another word, which indicating some command, than previous WB_ctr_w is send to master. And this signal is active, consequence to he new data to the WbMaster. This signal is hold active for one period.</text:p>
            </text:list-item>
          </text:list>
        </text:list-item>
        <text:list-item>
          <text:p text:style-name="P16">WbMaster</text:p>
        </text:list-item>
        <text:list-item>
          <text:p text:style-name="P17">WB2UART</text:p>
        </text:list-item>
        <text:list-item>
          <text:p text:style-name="P18">UartTx</text:p>
        </text:list-item>
      </text:list>
      <text:p text:style-name="P19"/>
      <text:p text:style-name="P20"><text:s/></text:p>
      <text:p text:style-name="P21"/>
      <text:p text:style-name="P22">Result from WbMaster is send back, just for read and write commands.</text:p>
      <text:p text:style-name="P23">Chars for Uart2wb/WB2UART are recevied/send in MSB order(that means, that data<text:s/>[31:28] are send first, if we disregard control byte).</text:p>
      <text:p text:style-name="P24"/>
      <text:p text:style-name="P25"/>
      <text:p text:style-name="P26"/>
      <text:p text:style-name="P27">WB2UART</text:p>
      <text:p text:style-name="P28">When this module receive new word about length of 8 words, even if control word contains for example just first byte with some information and rest are all zeros, the Uart2wb module still sends 9 bytes to the UartTx.</text:p>
      <text:p text:style-name="P29"/>
      <text:p text:style-name="P30">Table of input data:</text:p>
      <text:p text:style-name="P31"><text:tab/>Address - 0x41<text:s/>(2)</text:p>
      <text:p text:style-name="P32"><text:tab/>Write <text:s text:c="4"/>- 0x57<text:s/>(1)</text:p>
      <text:p text:style-name="P33"><text:tab/>Read <text:s text:c="5"/>- 0x52<text:s/>(0)</text:p>
      <text:p text:style-name="P34"><text:tab/></text:p>
      <text:p text:style-name="P35"/>
      <text:p text:style-name="P36">Idea for future – Because MSB is send first, we can check if byte is equal to zero, and skip to next byte. After that if byte isnt equal to zero, rest<text:s/>of bytes will be sent even if are equal to zero.</text:p>
      <text:p text:style-name="P37"/>
      <text:p text:style-name="P38"/>
      <text:soft-page-break/>
      <text:p text:style-name="P39">WbMaster</text:p>
      <text:p text:style-name="P40">This module is heard of entire system. Received commands through Uart modules, and returns results back to another Uart modules.</text:p>
      <text:p text:style-name="P41">And secondly communicate with slaves via Wishbone communication.</text:p>
      <text:p text:style-name="P42"/>
      <text:p text:style-name="P43"/>
      <text:p text:style-name="P44"/>
      <text:p text:style-name="P45"/>
      <text:p text:style-name="Standard"><text:span text:style-name="T46"><draw:connector draw:type="line" svg:x1="-0.82559in" svg:y1="0.41603in" svg:x2="7.47858in" svg:y2="0.36811in" draw:z-index="251658240" draw:id="id0" draw:style-name="a0" draw:name="Line 1" text:anchor-type="paragraph"><svg:title/><svg:desc/></draw:connector></text:span><text:span text:style-name="T47">Simulace</text:span></text:p>
      <text:p text:style-name="P48"/>
      <text:p text:style-name="P49"/>
      <text:p text:style-name="P50">In simulation we don’t use modules UartRx and UartTx, because they are to much slow.</text:p>
      <text:p text:style-name="P51">Maybe this is nonsense.</text:p>
      <text:p text:style-name="P52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Zdůraznění" style:display-name="Zdůraznění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ší David</dc:creator>
    <meta:creation-date>2022-11-10T18:12:00Z</meta:creation-date>
    <dc:date>2022-11-18T20:25:00Z</dc:date>
    <meta:template xlink:href="Normal" xlink:type="simple"/>
    <meta:editing-cycles>37</meta:editing-cycles>
    <meta:editing-duration>PT5160S</meta:editing-duration>
    <meta:document-statistic meta:page-count="2" meta:paragraph-count="4" meta:word-count="305" meta:character-count="2107" meta:row-count="15" meta:non-whitespace-character-count="1806"/>
  </office:meta>
</office:document-meta>
</file>